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4b00" officeooo:paragraph-rsid="001e4b00"/>
    </style:style>
    <style:style style:name="P2" style:family="paragraph" style:parent-style-name="Standard">
      <style:text-properties fo:font-weight="bold" officeooo:rsid="001e4b00" officeooo:paragraph-rsid="001e4b00" style:font-weight-asian="bold" style:font-weight-complex="bold"/>
    </style:style>
    <style:style style:name="P3" style:family="paragraph" style:parent-style-name="Standard">
      <style:text-properties fo:font-weight="bold" officeooo:rsid="001f1159" officeooo:paragraph-rsid="001f1159" style:font-weight-asian="bold" style:font-weight-complex="bold"/>
    </style:style>
    <style:style style:name="P4" style:family="paragraph" style:parent-style-name="Standard">
      <style:text-properties fo:font-weight="normal" officeooo:rsid="001e4b00" officeooo:paragraph-rsid="001e4b00" style:font-weight-asian="normal" style:font-weight-complex="normal"/>
    </style:style>
    <style:style style:name="P5" style:family="paragraph" style:parent-style-name="Standard">
      <style:text-properties fo:font-weight="normal" officeooo:rsid="001f1159" officeooo:paragraph-rsid="001f1159" style:font-weight-asian="normal" style:font-weight-complex="normal"/>
    </style:style>
    <style:style style:name="P6" style:family="paragraph" style:parent-style-name="Standard" style:list-style-name="L1">
      <style:text-properties fo:font-weight="normal" officeooo:rsid="001f1159" officeooo:paragraph-rsid="001f1159" style:font-weight-asian="normal" style:font-weight-complex="normal"/>
    </style:style>
    <style:style style:name="P7" style:family="paragraph" style:parent-style-name="Standard">
      <style:text-properties fo:font-weight="normal" officeooo:rsid="00206824" officeooo:paragraph-rsid="00206824" style:font-weight-asian="normal" style:font-weight-complex="normal"/>
    </style:style>
    <style:style style:name="T1" style:family="text">
      <style:text-properties officeooo:rsid="001e4b00"/>
    </style:style>
    <style:style style:name="T2" style:family="text">
      <style:text-properties style:text-position="super 58%"/>
    </style:style>
    <style:style style:name="T3" style:family="text">
      <style:text-properties style:text-position="0% 100%"/>
    </style:style>
    <style:style style:name="T4" style:family="text">
      <style:text-properties officeooo:rsid="001f1159"/>
    </style:style>
    <style:style style:name="T5" style:family="text">
      <style:text-properties officeooo:rsid="00206824"/>
    </style:style>
    <text:list-style style:name="L1">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 Create helper functions and Validation rules for models</text:p>
      <text:p text:style-name="P1"/>
      <text:p text:style-name="P1">Project Value: Ksh. <text:span text:style-name="T5">80</text:span>0</text:p>
      <text:p text:style-name="P1"/>
      <text:p text:style-name="P1">Due date: 9<text:span text:style-name="T2">th</text:span> Feb 2020</text:p>
      <text:p text:style-name="P1"/>
      <text:p text:style-name="P2">Instructions (ONE)</text:p>
      <text:p text:style-name="P2"/>
      <text:p text:style-name="P4">1. On the listing project folder, navigate to app &gt; CustomHelpers &gt; Listing folder</text:p>
      <text:p text:style-name="P4"/>
      <text:p text:style-name="P4">2. Open the ListingFilters.php</text:p>
      <text:p text:style-name="P4"/>
      <text:p text:style-name="P4">3. Fill up the empty function<text:span text:style-name="T4">s. Use the filled up function for inspiration.</text:span></text:p>
      <text:p text:style-name="P4"/>
      <text:p text:style-name="P5">4. For the last function getListings( $filters= [] ), the filters array can have:</text:p>
      <text:p text:style-name="P5"/>
      <text:list xml:id="list305550301" text:style-name="L1">
        <text:list-item>
          <text:p text:style-name="P6">sortField – e.g name, id etc</text:p>
        </text:list-item>
        <text:list-item>
          <text:p text:style-name="P6">orderBy – ASC or DESC</text:p>
        </text:list-item>
        <text:list-item>
          <text:p text:style-name="P6">date – to filter listings of a specific date</text:p>
        </text:list-item>
        <text:list-item>
          <text:p text:style-name="P6">startDate</text:p>
        </text:list-item>
        <text:list-item>
          <text:p text:style-name="P6">endDate</text:p>
        </text:list-item>
      </text:list>
      <text:p text:style-name="P5">The idea is to receive an array of attributes and use them to filter the results form the database.</text:p>
      <text:p text:style-name="P5"/>
      <text:p text:style-name="P3">Instruction (TWO)</text:p>
      <text:p text:style-name="P3"/>
      <text:p text:style-name="P5">1. <text:span text:style-name="T1"><text:s/>On the listing project folder, navigate to app &gt; </text:span>Http &gt; Requests</text:p>
      <text:p text:style-name="P5"/>
      <text:p text:style-name="P5">2. The storeAdmin.php file has been completed, use it as an example.</text:p>
      <text:p text:style-name="P5"/>
      <text:p text:style-name="P5">3. For all the other files, you need to create their validation rules(), messages() and attributes().</text:p>
      <text:p text:style-name="P5"/>
      <text:p text:style-name="P5">4. For each file, go to its corresponding migration file to see its attributes. e.g. for <text:span text:style-name="T5">StoreUser.php go to app &gt; database &gt; migrations and open the first file to see the attributes. You can decide which attributes are required and which can be nullable.</text:span></text:p>
      <text:p text:style-name="P5"/>
      <text:p text:style-name="P7">5. For attributes with more than one word e.g firstName, add them to the attributes function and use human readable format e.g. frirst name. If this attributes are required, add them to the messages() function e.g ‘firstName.required’ =&gt; ‘First name is required’.</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01:18:08.855404930</meta:creation-date>
    <dc:date>2020-02-08T01:46:21.707535296</dc:date>
    <meta:editing-duration>PT7M12S</meta:editing-duration>
    <meta:editing-cycles>1</meta:editing-cycles>
    <meta:generator>LibreOffice/6.0.7.3$Linux_X86_64 LibreOffice_project/00m0$Build-3</meta:generator>
    <meta:document-statistic meta:table-count="0" meta:image-count="0" meta:object-count="0" meta:page-count="1" meta:paragraph-count="20" meta:word-count="239" meta:character-count="1386" meta:non-whitespace-character-count="1168"/>
  </office:meta>
</office:document-meta>
</file>